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3A00000242DF154B8322F6C2B8.png" manifest:media-type="image/png"/>
  <manifest:file-entry manifest:full-path="Pictures/100000000000053E000001A5792F3F13821BE1AC.png" manifest:media-type="image/png"/>
  <manifest:file-entry manifest:full-path="Pictures/1000000000000449000000B3BB76703F23FDAB7B.png" manifest:media-type="image/png"/>
  <manifest:file-entry manifest:full-path="Pictures/100000000000049E000001B66109C97741791A8B.png" manifest:media-type="image/png"/>
  <manifest:file-entry manifest:full-path="Pictures/10000000000004BD000001254C33A52EC1870528.png" manifest:media-type="image/png"/>
  <manifest:file-entry manifest:full-path="Pictures/100000000000052F0000009408D602390ECF92F7.png" manifest:media-type="image/png"/>
  <manifest:file-entry manifest:full-path="Pictures/100000000000031F0000008D1431CD5512897A95.png" manifest:media-type="image/png"/>
  <manifest:file-entry manifest:full-path="Pictures/1000000000000289000000859288DA90F8EEA157.png" manifest:media-type="image/png"/>
  <manifest:file-entry manifest:full-path="Pictures/100000000000028200000078FAED002859385A6A.png" manifest:media-type="image/png"/>
  <manifest:file-entry manifest:full-path="Pictures/100000000000053D000001C89BBD36D69D915EC9.png" manifest:media-type="image/png"/>
  <manifest:file-entry manifest:full-path="Pictures/10000000000003180000015628D2318A06EFAB55.png" manifest:media-type="image/png"/>
  <manifest:file-entry manifest:full-path="Pictures/10000000000003FD00000158C1EACB17DABA3C25.png" manifest:media-type="image/png"/>
  <manifest:file-entry manifest:full-path="Pictures/10000000000002BC00000117D8DEE9E5006C3E87.png" manifest:media-type="image/png"/>
  <manifest:file-entry manifest:full-path="Pictures/100000000000028A00000145CCE383B58410E43A.png" manifest:media-type="image/png"/>
  <manifest:file-entry manifest:full-path="Pictures/100000000000040D000001CADCC6139C29A8DF7D.png" manifest:media-type="image/png"/>
  <manifest:file-entry manifest:full-path="Pictures/10000000000003DD000001629526074B9C0AA48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495057" loext:opacity="100%" style:font-name="Lato" fo:letter-spacing="normal" fo:font-style="normal" fo:font-weight="normal" officeooo:rsid="0010a077" officeooo:paragraph-rsid="0010a077"/>
    </style:style>
    <style:style style:name="P2" style:family="paragraph" style:parent-style-name="Standard">
      <style:text-properties officeooo:rsid="0010a077" officeooo:paragraph-rsid="0010a077"/>
    </style:style>
    <style:style style:name="P3" style:family="paragraph" style:parent-style-name="Standard">
      <style:text-properties officeooo:rsid="00121fc8" officeooo:paragraph-rsid="00121fc8"/>
    </style:style>
    <style:style style:name="P4" style:family="paragraph" style:parent-style-name="Standard">
      <style:paragraph-properties fo:break-before="page"/>
      <style:text-properties officeooo:rsid="00121fc8" officeooo:paragraph-rsid="00121fc8"/>
    </style:style>
    <style:style style:name="P5" style:family="paragraph" style:parent-style-name="Standard">
      <style:text-properties fo:color="#bdd2e7" loext:opacity="100%" style:font-name="Consolas" fo:font-size="10.5pt" fo:font-weight="normal" officeooo:paragraph-rsid="00121fc8" fo:background-color="#101e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uke Zhang </text:p>
      <text:p text:style-name="P2"/>
      <text:p text:style-name="P2"/>
      <text:h text:style-name="P1" text:outline-level="1">Ejercicio de repaso del segundo parcial del primer trimestre</text:h>
      <text:p text:style-name="P3"/>
      <text:p text:style-name="P5"><draw:frame draw:style-name="fr2" draw:name="Imagen1" text:anchor-type="char" svg:width="17cm" svg:height="7.343cm" draw:z-index="0"><draw:image xlink:href="Pictures/100000000000053A00000242DF154B8322F6C2B8.png" xlink:type="simple" xlink:show="embed" xlink:actuate="onLoad" draw:mime-type="image/png"/></draw:frame><draw:frame draw:style-name="fr1" draw:name="Imagen2" text:anchor-type="char" svg:x="0cm" svg:y="7.341cm" svg:width="17cm" svg:height="5.332cm" draw:z-index="1"><draw:image xlink:href="Pictures/100000000000053E000001A5792F3F13821BE1AC.png" xlink:type="simple" xlink:show="embed" xlink:actuate="onLoad" draw:mime-type="image/png"/></draw:frame><draw:frame draw:style-name="fr1" draw:name="Imagen3" text:anchor-type="char" svg:x="0.072cm" svg:y="12.809cm" svg:width="17cm" svg:height="6.299cm" draw:z-index="2"><draw:image xlink:href="Pictures/100000000000049E000001B66109C97741791A8B.png" xlink:type="simple" xlink:show="embed" xlink:actuate="onLoad" draw:mime-type="image/png"/></draw:frame></text:p>
      <text:p text:style-name="P3"><draw:frame draw:style-name="fr2" draw:name="Imagen4" text:anchor-type="char" svg:width="17cm" svg:height="2.286cm" draw:z-index="3"><draw:image xlink:href="Pictures/100000000000052F0000009408D602390ECF92F7.png" xlink:type="simple" xlink:show="embed" xlink:actuate="onLoad" draw:mime-type="image/png"/></draw:frame><draw:frame draw:style-name="fr1" draw:name="Imagen5" text:anchor-type="char" svg:x="0cm" svg:y="2.887cm" svg:width="17cm" svg:height="4.106cm" draw:z-index="4"><draw:image xlink:href="Pictures/10000000000004BD000001254C33A52EC1870528.png" xlink:type="simple" xlink:show="embed" xlink:actuate="onLoad" draw:mime-type="image/png"/></draw:frame><draw:frame draw:style-name="fr1" draw:name="Imagen6" text:anchor-type="char" svg:x="-0.023cm" svg:y="7.745cm" svg:width="17cm" svg:height="2.773cm" draw:z-index="5"><draw:image xlink:href="Pictures/1000000000000449000000B3BB76703F23FDAB7B.png" xlink:type="simple" xlink:show="embed" xlink:actuate="onLoad" draw:mime-type="image/png"/></draw:frame><draw:frame draw:style-name="fr1" draw:name="Imagen7" text:anchor-type="char" svg:x="0.12cm" svg:y="10.516cm" svg:width="17cm" svg:height="2.999cm" draw:z-index="6"><draw:image xlink:href="Pictures/100000000000031F0000008D1431CD5512897A95.png" xlink:type="simple" xlink:show="embed" xlink:actuate="onLoad" draw:mime-type="image/png"/></draw:frame><draw:frame draw:style-name="fr1" draw:name="Imagen8" text:anchor-type="char" svg:x="0.072cm" svg:y="13.635cm" svg:width="17cm" svg:height="3.484cm" draw:z-index="7"><draw:image xlink:href="Pictures/1000000000000289000000859288DA90F8EEA157.png" xlink:type="simple" xlink:show="embed" xlink:actuate="onLoad" draw:mime-type="image/png"/></draw:frame><draw:frame draw:style-name="fr1" draw:name="Imagen9" text:anchor-type="char" svg:x="0.079cm" svg:y="17.247cm" svg:width="16.986cm" svg:height="3.175cm" draw:z-index="8"><draw:image xlink:href="Pictures/100000000000028200000078FAED002859385A6A.png" xlink:type="simple" xlink:show="embed" xlink:actuate="onLoad" draw:mime-type="image/png"/></draw:frame><draw:frame draw:style-name="fr1" draw:name="Imagen10" text:anchor-type="char" svg:x="0.025cm" svg:y="20.653cm" svg:width="17cm" svg:height="5.78cm" draw:z-index="9"><draw:image xlink:href="Pictures/100000000000053D000001C89BBD36D69D915EC9.png" xlink:type="simple" xlink:show="embed" xlink:actuate="onLoad" draw:mime-type="image/png"/></draw:frame><text:soft-page-break/></text:p>
      <text:p text:style-name="P4"><draw:frame draw:style-name="fr1" draw:name="Imagen2 Copy 1" text:anchor-type="char" svg:x="0.169cm" svg:y="9.717cm" svg:width="17cm" svg:height="7.34cm" draw:z-index="10"><draw:image xlink:href="Pictures/10000000000003180000015628D2318A06EFAB55.png" xlink:type="simple" xlink:show="embed" xlink:actuate="onLoad" draw:mime-type="image/png"/></draw:frame><draw:frame draw:style-name="fr1" draw:name="Imagen1 Copy 1" text:anchor-type="char" svg:x="-0.071cm" svg:y="19.433cm" svg:width="17cm" svg:height="5.727cm" draw:z-index="11"><draw:image xlink:href="Pictures/10000000000003FD00000158C1EACB17DABA3C25.png" xlink:type="simple" xlink:show="embed" xlink:actuate="onLoad" draw:mime-type="image/png"/></draw:frame><draw:frame draw:style-name="fr1" draw:name="Imagen11" text:anchor-type="char" svg:x="0.312cm" svg:y="-0.434cm" svg:width="17cm" svg:height="8.5cm" draw:z-index="12"><draw:image xlink:href="Pictures/100000000000028A00000145CCE383B58410E43A.png" xlink:type="simple" xlink:show="embed" xlink:actuate="onLoad" draw:mime-type="image/png"/></draw:frame></text:p>
      <text:p text:style-name="P4"><draw:frame draw:style-name="fr1" draw:name="Imagen12" text:anchor-type="char" svg:x="0.192cm" svg:y="-0.843cm" svg:width="17cm" svg:height="6.775cm" draw:z-index="13"><draw:image xlink:href="Pictures/10000000000002BC00000117D8DEE9E5006C3E87.png" xlink:type="simple" xlink:show="embed" xlink:actuate="onLoad" draw:mime-type="image/png"/></draw:frame><draw:frame draw:style-name="fr1" draw:name="Imagen13" text:anchor-type="char" svg:x="0cm" svg:y="6.927cm" svg:width="17cm" svg:height="7.507cm" draw:z-index="14"><draw:image xlink:href="Pictures/100000000000040D000001CADCC6139C29A8DF7D.png" xlink:type="simple" xlink:show="embed" xlink:actuate="onLoad" draw:mime-type="image/png"/></draw:frame><draw:frame draw:style-name="fr1" draw:name="Imagen14" text:anchor-type="char" svg:x="0.289cm" svg:y="16.932cm" svg:width="17cm" svg:height="6.084cm" draw:z-index="15"><draw:image xlink:href="Pictures/10000000000003DD000001629526074B9C0AA4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09:44:29.123000000</meta:creation-date>
    <dc:date>2024-01-16T11:59:33.377000000</dc:date>
    <meta:editing-duration>PT3H19M45S</meta:editing-duration>
    <meta:editing-cycles>4</meta:editing-cycles>
    <meta:generator>LibreOffice/7.5.0.3$Windows_X86_64 LibreOffice_project/c21113d003cd3efa8c53188764377a8272d9d6de</meta:generator>
    <meta:document-statistic meta:table-count="0" meta:image-count="16" meta:object-count="0" meta:page-count="4" meta:paragraph-count="2" meta:word-count="11" meta:character-count="71" meta:non-whitespace-character-count="61"/>
  </office:meta>
</office:document-meta>
</file>